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rian </meta:initial-creator>
    <meta:creation-date>2011-12-01T23:25:21</meta:creation-date>
    <meta:generator>LibreOffice/3.4$Linux LibreOffice_project/340m1$Build-30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